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d2c7" officeooo:paragraph-rsid="000ad2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nc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4:25:48.437945137</meta:creation-date>
    <dc:date>2015-10-03T14:26:47.59466488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6"/>
    <meta:generator>LibreOffice/4.2.8.2$Linux_x86 LibreOffice_project/420m0$Build-2</meta:generator>
  </office:meta>
</office:document-meta>
</file>